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4664e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4664e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4664e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3e19d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officeooo:rsid="00475e03" officeooo:paragraph-rsid="004664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officeooo:rsid="0049e3b6" officeooo:paragraph-rsid="004664e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6pt" officeooo:paragraph-rsid="002bce7d" style:font-size-asian="5.25pt" style:font-size-complex="6pt"/>
    </style:style>
    <style:style style:name="P20" style:family="paragraph" style:parent-style-name="Standard">
      <style:text-properties fo:font-size="6pt" officeooo:paragraph-rsid="004664e4" style:font-size-asian="5.25pt" style:font-size-complex="6pt"/>
    </style:style>
    <style:style style:name="P21" style:family="paragraph" style:parent-style-name="Standard">
      <style:text-properties officeooo:paragraph-rsid="002bce7d"/>
    </style:style>
    <style:style style:name="P22" style:family="paragraph" style:parent-style-name="Standard">
      <style:text-properties officeooo:paragraph-rsid="004664e4"/>
    </style:style>
    <style:style style:name="P2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9adb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adb3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4607a" officeooo:paragraph-rsid="0049adb3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adb3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f2b98" officeooo:paragraph-rsid="0049adb3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8pt" officeooo:paragraph-rsid="004ca39e" style:font-size-asian="7pt" style:font-size-complex="8pt"/>
    </style:style>
    <style:style style:name="P29" style:family="paragraph" style:parent-style-name="Standard">
      <style:text-properties fo:font-size="6pt" officeooo:paragraph-rsid="004ca39e" style:font-size-asian="5.25pt" style:font-size-complex="6pt"/>
    </style:style>
    <style:style style:name="P30" style:family="paragraph" style:parent-style-name="Standard">
      <style:text-properties officeooo:paragraph-rsid="004ca39e"/>
    </style:style>
    <style:style style:name="P3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ca39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ca39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ca39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ca39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ca39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ca39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ca39e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ca39e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ca39e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ca39e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ca39e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ca39e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ca39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ca39e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2ef2b98"/>
    </style:style>
    <style:style style:name="T3" style:family="text">
      <style:text-properties officeooo:rsid="02ed4425"/>
    </style:style>
    <style:style style:name="T4" style:family="text">
      <style:text-properties officeooo:rsid="004ab117"/>
    </style:style>
    <style:style style:name="T5" style:family="text">
      <style:text-properties officeooo:rsid="0047fe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4">La agencia de viajes Placenteros Teis S.A desea informatizar los Viajes que ofrece a sus Clientes.</text:p>
            <text:p text:style-name="P23">Los datos a tener en cuenta son los siguientes:</text:p>
            <text:list text:style-name="L1">
              <text:list-item>
                <text:p text:style-name="P25"><text:span text:style-name="T3">De cada Viajero interesa saber NIF, nombre, apellidos, teléfono y nacionalidad</text:span>.</text:p>
              </text:list-item>
              <text:list-item>
                <text:p text:style-name="P26">De cada Viaje interesa saber avión, aerolínea, antigüedad del avión y número de personal del avión (pilotos y azafatas).</text:p>
              </text:list-item>
              <text:list-item>
                <text:p text:style-name="P26">Cada Viaje del Avión tiene un origen y un destino, pudiendo hacer escalas en varias Ciudades.</text:p>
              </text:list-item>
              <text:list-item>
                <text:p text:style-name="P26">Del Origen del <text:span text:style-name="T2">Viaje</text:span> interesa guardar nombre de ciudad, país, fecha y hora de despegue.</text:p>
              </text:list-item>
              <text:list-item>
                <text:p text:style-name="P26">Del Destino <text:span text:style-name="T2">del Viaje interesa guardar nombre de ciudad, país, fecha y hora de aterrizaje.</text:span></text:p>
              </text:list-item>
              <text:list-item>
                <text:p text:style-name="P27">De las Ciudades por las que hace escala interesa guardar nombre de la ciudad, país, fecha y hora de aterrizaje y hora de despegue.</text:p>
              </text:list-item>
              <text:list-item>
                <text:p text:style-name="P27">Cada Viajero puede realizar los Viajes que desee.</text:p>
              </text:list-item>
            </text:list>
            <text:p text:style-name="P18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1"/>
      <text:p text:style-name="P21"/>
      <text:p text:style-name="P2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1">Entidad</text:p>
          </table:table-cell>
          <table:table-cell table:style-name="Tabla2.A1" office:value-type="string">
            <text:p text:style-name="P31">Clave primaria</text:p>
          </table:table-cell>
          <table:table-cell table:style-name="Tabla2.A1" office:value-type="string">
            <text:p text:style-name="P31">Clave Secundaria</text:p>
          </table:table-cell>
          <table:table-cell table:style-name="Tabla2.A1" office:value-type="string">
            <text:p text:style-name="P32">Clave foránea</text:p>
          </table:table-cell>
          <table:table-cell table:style-name="Tabla2.A1" office:value-type="string">
            <text:p text:style-name="P31">Atributos NO primos</text:p>
          </table:table-cell>
          <table:table-cell table:style-name="Tabla2.F1" office:value-type="string">
            <text:p text:style-name="P31">Atributos multivaluados</text:p>
          </table:table-cell>
        </table:table-row>
        <table:table-row>
          <table:table-cell table:style-name="Tabla2.A2" office:value-type="string">
            <text:p text:style-name="P33"/>
          </table:table-cell>
          <table:table-cell table:style-name="Tabla2.B2" office:value-type="string">
            <text:p text:style-name="P34"/>
          </table:table-cell>
          <table:table-cell table:style-name="Tabla2.C2" office:value-type="string">
            <text:p text:style-name="P35"/>
          </table:table-cell>
          <table:table-cell table:style-name="Tabla2.D2" office:value-type="string">
            <text:p text:style-name="P36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6"/>
          </table:table-cell>
        </table:table-row>
        <table:table-row>
          <table:table-cell table:style-name="Tabla2.A3" office:value-type="string">
            <text:p text:style-name="P34"/>
          </table:table-cell>
          <table:table-cell table:style-name="Tabla2.B3" office:value-type="string">
            <text:p text:style-name="P34"/>
          </table:table-cell>
          <table:table-cell table:style-name="Tabla2.C3" office:value-type="string">
            <text:p text:style-name="P38"/>
          </table:table-cell>
          <table:table-cell table:style-name="Tabla2.D3" office:value-type="string">
            <text:p text:style-name="P39"/>
          </table:table-cell>
          <table:table-cell table:style-name="Tabla2.E3" office:value-type="string">
            <text:p text:style-name="P37"/>
          </table:table-cell>
          <table:table-cell table:style-name="Tabla2.F3" office:value-type="string">
            <text:p text:style-name="P35"/>
          </table:table-cell>
        </table:table-row>
        <table:table-row>
          <table:table-cell table:style-name="Tabla2.A4" office:value-type="string">
            <text:p text:style-name="P34"/>
          </table:table-cell>
          <table:table-cell table:style-name="Tabla2.B4" office:value-type="string">
            <text:p text:style-name="P34"/>
          </table:table-cell>
          <table:table-cell table:style-name="Tabla2.C4" office:value-type="string">
            <text:p text:style-name="P40"/>
          </table:table-cell>
          <table:table-cell table:style-name="Tabla2.D4" office:value-type="string">
            <text:p text:style-name="P41"/>
          </table:table-cell>
          <table:table-cell table:style-name="Tabla2.E4" office:value-type="string">
            <text:p text:style-name="P37"/>
          </table:table-cell>
          <table:table-cell table:style-name="Tabla2.F4" office:value-type="string">
            <text:p text:style-name="P40"/>
          </table:table-cell>
        </table:table-row>
      </table:table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43">Relación</text:p>
          </table:table-cell>
          <table:table-cell table:style-name="Tabla3.A1" table:number-rows-spanned="2" office:value-type="string">
            <text:p text:style-name="P43">Clave primaria</text:p>
          </table:table-cell>
          <table:table-cell table:style-name="Tabla3.A1" table:number-rows-spanned="2" office:value-type="string">
            <text:p text:style-name="P43">Clave ajena <text:span text:style-name="T5">o foránea</text:span></text:p>
          </table:table-cell>
          <table:table-cell table:style-name="Tabla3.A1" table:number-rows-spanned="2" office:value-type="string">
            <text:p text:style-name="P43">Atributos NO primos</text:p>
          </table:table-cell>
          <table:table-cell table:style-name="Tabla3.A1" table:number-rows-spanned="2" office:value-type="string">
            <text:p text:style-name="P43">Cardinalidad</text:p>
          </table:table-cell>
          <table:table-cell table:style-name="Tabla3.A1" table:number-columns-spanned="2" office:value-type="string">
            <text:p text:style-name="P43">Entidad</text:p>
          </table:table-cell>
          <table:covered-table-cell/>
          <table:table-cell table:style-name="Tabla3.H1" table:number-columns-spanned="2" office:value-type="string">
            <text:p text:style-name="P44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43">Nombre</text:p>
          </table:table-cell>
          <table:table-cell table:style-name="Tabla3.F2" office:value-type="string">
            <text:p text:style-name="P43">Participación</text:p>
          </table:table-cell>
          <table:table-cell table:style-name="Tabla3.F2" office:value-type="string">
            <text:p text:style-name="P44">Nombre</text:p>
          </table:table-cell>
          <table:table-cell table:style-name="Tabla3.I2" office:value-type="string">
            <text:p text:style-name="P44">Participación</text:p>
          </table:table-cell>
        </table:table-row>
        <table:table-row>
          <table:table-cell table:style-name="Tabla3.A3" office:value-type="string">
            <text:p text:style-name="P39"/>
          </table:table-cell>
          <table:table-cell table:style-name="Tabla3.B3" office:value-type="string">
            <text:p text:style-name="P39"/>
          </table:table-cell>
          <table:table-cell table:style-name="Tabla3.C3" office:value-type="string">
            <text:p text:style-name="P42"/>
          </table:table-cell>
          <table:table-cell table:style-name="Tabla3.D3" office:value-type="string">
            <text:p text:style-name="P38"/>
          </table:table-cell>
          <table:table-cell table:style-name="Tabla3.E3" office:value-type="string">
            <text:p text:style-name="P42"/>
          </table:table-cell>
          <table:table-cell table:style-name="Tabla3.F3" office:value-type="string">
            <text:p text:style-name="P33"/>
          </table:table-cell>
          <table:table-cell table:style-name="Tabla3.G3" office:value-type="string">
            <text:p text:style-name="P33"/>
          </table:table-cell>
          <table:table-cell table:style-name="Tabla3.H3" office:value-type="string">
            <text:p text:style-name="P33"/>
          </table:table-cell>
          <table:table-cell table:style-name="Tabla3.I3" office:value-type="string">
            <text:p text:style-name="P33"/>
          </table:table-cell>
        </table:table-row>
        <table:table-row>
          <table:table-cell table:style-name="Tabla3.A3" office:value-type="string">
            <text:p text:style-name="P39"/>
          </table:table-cell>
          <table:table-cell table:style-name="Tabla3.B3" office:value-type="string">
            <text:p text:style-name="P39"/>
          </table:table-cell>
          <table:table-cell table:style-name="Tabla3.C3" office:value-type="string">
            <text:p text:style-name="P42"/>
          </table:table-cell>
          <table:table-cell table:style-name="Tabla3.D3" office:value-type="string">
            <text:p text:style-name="P38"/>
          </table:table-cell>
          <table:table-cell table:style-name="Tabla3.E3" office:value-type="string">
            <text:p text:style-name="P42"/>
          </table:table-cell>
          <table:table-cell table:style-name="Tabla3.F3" office:value-type="string">
            <text:p text:style-name="P33"/>
          </table:table-cell>
          <table:table-cell table:style-name="Tabla3.G3" office:value-type="string">
            <text:p text:style-name="P33"/>
          </table:table-cell>
          <table:table-cell table:style-name="Tabla3.H3" office:value-type="string">
            <text:p text:style-name="P33"/>
          </table:table-cell>
          <table:table-cell table:style-name="Tabla3.I3" office:value-type="string">
            <text:p text:style-name="P33"/>
          </table:table-cell>
        </table:table-row>
        <table:table-row>
          <table:table-cell table:style-name="Tabla3.A3" office:value-type="string">
            <text:p text:style-name="P39"/>
          </table:table-cell>
          <table:table-cell table:style-name="Tabla3.B3" office:value-type="string">
            <text:p text:style-name="P39"/>
          </table:table-cell>
          <table:table-cell table:style-name="Tabla3.C3" office:value-type="string">
            <text:p text:style-name="P42"/>
          </table:table-cell>
          <table:table-cell table:style-name="Tabla3.D3" office:value-type="string">
            <text:p text:style-name="P38"/>
          </table:table-cell>
          <table:table-cell table:style-name="Tabla3.E3" office:value-type="string">
            <text:p text:style-name="P42"/>
          </table:table-cell>
          <table:table-cell table:style-name="Tabla3.F3" office:value-type="string">
            <text:p text:style-name="P33"/>
          </table:table-cell>
          <table:table-cell table:style-name="Tabla3.G3" office:value-type="string">
            <text:p text:style-name="P33"/>
          </table:table-cell>
          <table:table-cell table:style-name="Tabla3.H3" office:value-type="string">
            <text:p text:style-name="P33"/>
          </table:table-cell>
          <table:table-cell table:style-name="Tabla3.I3" office:value-type="string">
            <text:p text:style-name="P33"/>
          </table:table-cell>
        </table:table-row>
      </table:table>
      <text:p text:style-name="P29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7T10:29:09.891000000</dc:date>
    <meta:editing-duration>PT2H32M9S</meta:editing-duration>
    <meta:editing-cycles>53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8" meta:word-count="172" meta:character-count="1050" meta:non-whitespace-character-count="913"/>
  </office:meta>
</office:document-meta>
</file>